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ffff00"/>
      <style:text-properties fo:color="#c9211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LOL_GAIN     LOR_GAIN" table:style-name="ta2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ain" table:style-name="ta3">
        <table:table-column table:style-name="co1" table:number-columns-repeated="6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6" office:value-type="string" calcext:value-type="string">
            <text:p>1111 0100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float" office:value="-6" calcext:value-type="float">
            <text:p>-6</text:p>
          </table:table-cell>
          <table:table-cell table:style-name="ce16"/>
          <table:table-cell table:style-name="ce16" table:formula="of:=128+[.B63]" office:value-type="float" office:value="116" calcext:value-type="float">
            <text:p>116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1100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128+[.B71]" office:value-type="float" office:value="108" calcext:value-type="float">
            <text:p>108</text:p>
          </table:table-cell>
          <table:table-cell table:number-columns-repeated="3"/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 table:number-columns-repeated="3"/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 table:number-columns-repeated="3"/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 table:number-columns-repeated="3"/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 table:number-columns-repeated="3"/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 table:number-columns-repeated="3"/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 table:number-columns-repeated="3"/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  <table:table-cell table:number-columns-repeated="3"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 table:number-columns-repeated="3"/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0 1000</text:p>
          </table:table-cell>
          <table:table-cell table:style-name="ce10" office:value-type="float" office:value="-56" calcext:value-type="float">
            <text:p>-56</text:p>
          </table:table-cell>
          <table:table-cell table:style-name="ce10" office:value-type="float" office:value="-28" calcext:value-type="float">
            <text:p>-28</text:p>
          </table:table-cell>
          <table:table-cell table:style-name="ce10"/>
          <table:table-cell table:style-name="ce10" table:formula="of:=128+[.B107]" office:value-type="float" office:value="72" calcext:value-type="float">
            <text:p>72</text:p>
          </table:table-cell>
          <table:table-cell table:style-name="ce10"/>
          <table:table-cell/>
          <table:table-cell table:style-name="ce11"/>
          <table:table-cell table:style-name="ce11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 table:number-columns-repeated="3"/>
          <table:table-cell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 table:number-columns-repeated="3"/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 table:number-columns-repeated="3"/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11 1000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/>
          <table:table-cell table:style-name="ce16" table:formula="of:=128+[.B123]" office:value-type="float" office:value="56" calcext:value-type="float">
            <text:p>56</text:p>
          </table:table-cell>
          <table:table-cell table:number-columns-repeated="3"/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 table:number-columns-repeated="3"/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 table:number-columns-repeated="3"/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10 1011</text:p>
          </table:table-cell>
          <table:table-cell table:style-name="ce16" office:value-type="float" office:value="-84" calcext:value-type="float">
            <text:p>-8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/>
          <table:table-cell table:style-name="ce16" table:formula="of:=128+[.B135]" office:value-type="float" office:value="44" calcext:value-type="float">
            <text:p>44</text:p>
          </table:table-cell>
          <table:table-cell table:number-columns-repeated="3"/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 table:number-columns-repeated="3"/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 table:number-columns-repeated="3"/>
          <table:table-cell office:value-type="float" office:value="-46" calcext:value-type="float">
            <text:p>-4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 table:number-columns-repeated="3"/>
          <table:table-cell office:value-type="float" office:value="-48" calcext:value-type="float">
            <text:p>-48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 table:number-columns-repeated="3"/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01 1000</text:p>
          </table:table-cell>
          <table:table-cell table:style-name="ce16" office:value-type="float" office:value="-104" calcext:value-type="float">
            <text:p>-104</text:p>
          </table:table-cell>
          <table:table-cell table:style-name="ce16" office:value-type="float" office:value="-52" calcext:value-type="float">
            <text:p>-52</text:p>
          </table:table-cell>
          <table:table-cell table:style-name="ce16"/>
          <table:table-cell table:style-name="ce16" table:formula="of:=128+[.B155]" office:value-type="float" office:value="24" calcext:value-type="float">
            <text:p>24</text:p>
          </table:table-cell>
          <table:table-cell table:number-columns-repeated="3"/>
          <table:table-cell office:value-type="float" office:value="-52" calcext:value-type="float">
            <text:p>-52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</table:table>
      <table:table table:name="sens" table:style-name="ta3"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office:value-type="string" calcext:value-type="string">
            <text:p>Page 0 / Register 83: Left ADC Channel Volume Control Register - 0x00 / 0x53 (P0_R83)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string" calcext:value-type="string">
            <text:p>1110 1000</text:p>
          </table:table-cell>
          <table:table-cell table:style-name="ce10" office:value-type="float" office:value="-24" calcext:value-type="float">
            <text:p>-24</text:p>
          </table:table-cell>
          <table:table-cell table:style-name="ce12" office:value-type="float" office:value="-12" calcext:value-type="float">
            <text:p>-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.5" calcext:value-type="float">
            <text:p>-1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.5" calcext:value-type="float">
            <text:p>-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9.5" calcext:value-type="float">
            <text:p>-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table:style-name="ce10" office:value-type="string" calcext:value-type="string">
            <text:p>0000 0000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table:style-name="ce10" office:value-type="string" calcext:value-type="string">
            <text:p>0010 1000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20" calcext:value-type="float">
            <text:p>20</text:p>
          </table:table-cell>
          <table:table-cell/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1:19:11.02456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5T17:14:17.837193243</dc:date>
    <meta:editing-duration>P1DT6H4M56S</meta:editing-duration>
    <meta:editing-cycles>29</meta:editing-cycles>
    <meta:document-statistic meta:table-count="4" meta:cell-count="897" meta:object-count="0"/>
  </office:meta>
</office:document-meta>
</file>